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Id</text:p>
          </table:table-cell>
          <table:table-cell office:value-type="string" calcext:value-type="string">
            <text:p>Sign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ed limit (20km/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ed limit (30km/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d limit (50km/h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ed limit (60km/h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ed limit (70km/h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 limit (80km/h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d of speed limit (80km/h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ed limit (100km/h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ed limit (120km/h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pass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passing for vehicles over 3.5 metric t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-of-way at the next inters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iority ro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 vehicl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hicles over 3.5 metric tons prohibit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 ent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 cau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gerous curve to the 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ngerous curve to the r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uble cur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mpy ro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ippery ro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ad narrows on the 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ad wor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ffic signa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destrian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ldren cross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cycles cross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ware of ice/sn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ld animals cross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d of all speed and passing limi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n right ahea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n left ahea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head on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 straight or righ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 straight or le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ep righ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ep lef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undabout mandato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d of no pass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d of no passing by vehicles over 3.5 metric t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21:11:26.700900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22:48:19.14830776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8" meta:object-count="0"/>
  </office:meta>
</office:document-meta>
</file>